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5610" officeooo:paragraph-rsid="00165610"/>
    </style:style>
    <style:style style:name="P2" style:family="paragraph" style:parent-style-name="Standard" style:list-style-name="L1">
      <style:text-properties officeooo:rsid="00165610" officeooo:paragraph-rsid="00165610"/>
    </style:style>
    <style:style style:name="T1" style:family="text">
      <style:text-properties style:text-position="super 58%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QUESTION LIST</text:p>
      <text:p text:style-name="P1"/>
      <text:list xml:id="list2777964134" text:style-name="L1">
        <text:list-item>
          <text:p text:style-name="P2">What are my options after 10<text:span text:style-name="T1">th</text:span> standard?</text:p>
        </text:list-item>
        <text:list-item>
          <text:p text:style-name="P2">Should i take 3 year diploma or continue school?</text:p>
        </text:list-item>
        <text:list-item>
          <text:p text:style-name="P2">What is the admission process for JEE?</text:p>
        </text:list-item>
        <text:list-item>
          <text:p text:style-name="P2">What is the eligibility criteria to appear for NDA entrance?</text:p>
        </text:list-item>
        <text:list-item>
          <text:p text:style-name="P2">Complete roadmap with all domains for a student after PCB in 12<text:span text:style-name="T1">th</text:span> </text:p>
        </text:list-item>
        <text:list-item>
          <text:p text:style-name="P2">lateral entry job opportunities in government sector</text:p>
        </text:list-item>
        <text:list-item>
          <text:p text:style-name="P2">what is the drdo recruitment exam syllabus?</text:p>
        </text:list-item>
        <text:list-item>
          <text:p text:style-name="P2">When is CLAT2025? When should istart preparing for it?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3T12:03:49.721208280</meta:creation-date>
    <dc:date>2024-08-23T12:12:45.969156296</dc:date>
    <meta:editing-duration>PT8M56S</meta:editing-duration>
    <meta:editing-cycles>1</meta:editing-cycles>
    <meta:document-statistic meta:table-count="0" meta:image-count="0" meta:object-count="0" meta:page-count="1" meta:paragraph-count="9" meta:word-count="78" meta:character-count="430" meta:non-whitespace-character-count="368"/>
    <meta:generator>LibreOffice/7.3.7.2$Linux_X86_64 LibreOffice_project/30$Build-2</meta:generator>
  </office:meta>
</office:document-meta>
</file>